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C38C90C4527352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45cm, 6.4cm, 18.075cm, 7.9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439cm" svg:x="0.991cm" svg:y="1.791cm">
          <draw:image xlink:href="Pictures/10000000000005E8000007E02C38C90C4527352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3:16:32.879706013</dc:date>
    <meta:editing-duration>PT3M49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